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text-properties style:font-name="Liberation Serif" fo:font-size="14pt" officeooo:paragraph-rsid="000f13d6" style:font-size-asian="14pt" style:font-size-complex="14pt"/>
    </style:style>
    <style:style style:name="T1" style:family="text">
      <style:text-properties style:font-name="sans-serif" fo:font-size="10.5pt"/>
    </style:style>
    <style:style style:name="T2" style:family="text">
      <style:text-properties style:font-name="Liberation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7 Лабораторная работа. Файлы и работа с ними </text:span></text:p>
      <text:p text:style-name="P2"><text:span text:style-name="T1">Цель:получить практические навыки работы с файлами в С++.</text:span></text:p>
      <text:p text:style-name="P1"/>
      <text:p text:style-name="Preformatted_20_Text"><text:span text:style-name="T2">9 </text:span><text:span text:style-name="T1">Дан файл, в которомхранится расписаниеполетов: номер рейса, тип самолета, дни и время вылета рейса, название пунктов вылета-назначения рейса,время в пути. Вывести на экран расписание, отсортированное по номерам рейс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1-21T16:30:03.711933508</dc:date>
    <meta:editing-duration>PT11M54S</meta:editing-duration>
    <meta:editing-cycles>5</meta:editing-cycles>
    <meta:document-statistic meta:table-count="0" meta:image-count="0" meta:object-count="0" meta:page-count="1" meta:paragraph-count="3" meta:word-count="45" meta:character-count="322" meta:non-whitespace-character-count="279"/>
  </office:meta>
</office:document-meta>
</file>